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4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table:style-name="ce9" office:value-type="string" calcext:value-type="string">
            <text:p>Red</text:p>
          </table:table-cell>
          <table:table-cell table:style-name="ce22" office:value-type="string" calcext:value-type="string">
            <text:p>Red Drag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Hi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table:style-name="ce21" office:value-type="string" calcext:value-type="string">
            <text:p>White,Red,Black,Green,Blue</text:p>
          </table:table-cell>
          <table:table-cell table:style-name="ce20" office:value-type="string" calcext:value-type="string">
            <text:p>The Devourer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Marcille Mad Magician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table:style-name="ce21"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table:style-name="ce21"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La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table:style-name="ce21"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table:style-name="ce9" office:value-type="string" calcext:value-type="string">
            <text:p>Red</text:p>
          </table:table-cell>
          <table:table-cell office:value-type="string" calcext:value-type="string">
            <text:p>Marcille’s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Party entering the Dung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table:style-name="ce1"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table:style-name="ce7"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3:43:26.975027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3T13:50:28.750245848</dc:date>
    <meta:editing-duration>PT11H55M31S</meta:editing-duration>
    <meta:editing-cycles>35</meta:editing-cycles>
    <meta:generator>LibreOffice/26.2.2.2$Linux_X86_64 LibreOffice_project/620$Build-2</meta:generator>
    <meta:document-statistic meta:table-count="1" meta:cell-count="618" meta:object-count="0"/>
  </office:meta>
</office:document-meta>
</file>